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5cm" fo:padding-top="0.05cm" fo:padding-bottom="0.05cm" fo:padding-left="0.05cm" fo:padding-right="0.05cm"/>
    </style:style>
    <style:style style:name="gr4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0.587cm" fo:padding-top="0.05cm" fo:padding-bottom="0.05cm" fo:padding-left="0.05cm" fo:padding-right="0.05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0.5cm"/>
    </style:style>
    <style:style style:name="gr9" style:family="graphic" style:parent-style-name="standard">
      <style:graphic-properties svg:stroke-width="0.2cm" svg:stroke-color="#333333" draw:marker-start-width="0.35cm" draw:marker-end-width="0.35cm" draw:fill="solid" draw:fill-color="#4c4c4c" draw:textarea-horizontal-align="justify" draw:textarea-vertical-align="middle" draw:auto-grow-height="fals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ff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fo:min-height="0.55cm" fo:padding-top="0.05cm" fo:padding-bottom="0.05cm" fo:padding-left="0.05cm" fo:padding-right="0.05cm"/>
    </style:style>
    <style:style style:name="gr12" style:family="graphic" style:parent-style-name="standard">
      <style:graphic-properties svg:stroke-width="0.1cm" svg:stroke-color="#0000ff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549cm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316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ff6633" draw:fill="none" draw:fill-color="#333333" draw:textarea-horizontal-align="center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width="0.1cm" svg:stroke-color="#000000" draw:fill="none" draw:fill-color="#ffffff" fo:min-height="0.654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ff00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ff00" draw:fill="solid" draw:fill-color="#355e00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1cm" svg:stroke-color="#000000" draw:fill="none" draw:fill-color="#ffffff" fo:min-height="0.317cm" fo:padding-top="0.175cm" fo:padding-bottom="0.175cm" fo:padding-left="0.3cm" fo:padding-right="0.3cm"/>
    </style:style>
    <style:style style:name="gr20" style:family="graphic" style:parent-style-name="standard">
      <style:graphic-properties svg:stroke-width="0.1cm" svg:stroke-color="#800000" draw:fill="solid" draw:fill-color="#355e00" draw:textarea-horizontal-align="center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ff6633" draw:fill="none" draw:fill-color="#355e00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width="0.1cm" svg:stroke-color="#00ff00" draw:marker-start-width="0.335cm" draw:marker-end-width="0.33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text-properties fo:color="#ffffff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text-properties fo:color="#ffffff" fo:font-size="14pt" style:font-size-asian="14pt" style:font-size-complex="14pt"/>
    </style:style>
    <style:style style:name="T1" style:family="text">
      <style:text-properties fo:font-size="6pt" fo:font-weight="bold" style:font-size-asian="6pt" style:font-weight-asian="bold" style:font-size-complex="6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ffff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-1.29cm" svg:y="-5cm"/>
          <draw:glue-point draw:id="5" svg:x="1.29cm" svg:y="-5cm"/>
          <draw:custom-shape draw:style-name="gr1" draw:text-style-name="P1" draw:layer="layout" svg:width="1.452cm" svg:height="1.452cm" svg:x="6.074cm" svg:y="20.074cm">
            <text:p text:style-name="P1">+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7.526cm" svg:y1="20.8cm" svg:x2="8.3cm" svg:y2="20.8cm">
            <text:p/>
          </draw:line>
          <draw:line draw:style-name="gr2" draw:text-style-name="P1" draw:layer="layout" svg:x1="5.3cm" svg:y1="20.8cm" svg:x2="6.074cm" svg:y2="20.8cm">
            <text:p/>
          </draw:line>
          <draw:line draw:style-name="gr2" draw:text-style-name="P1" draw:layer="layout" svg:x1="6.413cm" svg:y1="20.074cm" svg:x2="6.413cm" svg:y2="19.3cm">
            <text:p/>
          </draw:line>
          <draw:line draw:style-name="gr2" draw:text-style-name="P1" draw:layer="layout" svg:x1="7.187cm" svg:y1="20.074cm" svg:x2="7.187cm" svg:y2="19.3cm">
            <text:p/>
          </draw:line>
          <draw:line draw:style-name="gr2" draw:text-style-name="P1" draw:layer="layout" svg:x1="6.8cm" svg:y1="22.3cm" svg:x2="6.8cm" svg:y2="21.526cm">
            <text:p/>
          </draw:line>
          <draw:frame draw:style-name="gr3" draw:text-style-name="P2" draw:layer="layout" svg:width="1.5cm" svg:height="0.601cm" svg:x="6cm" svg:y="20.899cm">
            <draw:text-box>
              <text:p text:style-name="P1"><text:span text:style-name="T1">1 Bit Full- Adder</text:span></text:p>
            </draw:text-box>
          </draw:frame>
        </draw:g>
        <draw:g>
          <draw:glue-point draw:id="4" svg:x="-1.194cm" svg:y="-5.084cm"/>
          <draw:glue-point draw:id="5" svg:x="2.345cm" svg:y="-5.084cm"/>
          <draw:glue-point draw:id="6" svg:x="0.575cm" svg:y="5cm"/>
          <draw:glue-point draw:id="7" svg:x="-5.029cm" svg:y="0.12cm"/>
          <draw:custom-shape draw:style-name="gr4" draw:text-style-name="P1" draw:layer="layout" svg:width="2.655cm" svg:height="1.464cm" svg:x="11.045cm" svg:y="22.455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2" draw:text-style-name="P1" draw:layer="layout" svg:x1="11.842cm" svg:y1="22.456cm" svg:x2="11.842cm" svg:y2="21.7cm">
            <text:p/>
          </draw:line>
          <draw:line draw:style-name="gr2" draw:text-style-name="P1" draw:layer="layout" svg:x1="12.904cm" svg:y1="22.456cm" svg:x2="12.904cm" svg:y2="21.7cm">
            <text:p/>
          </draw:line>
          <draw:line draw:style-name="gr2" draw:text-style-name="P1" draw:layer="layout" svg:x1="12.373cm" svg:y1="24.7cm" svg:x2="12.373cm" svg:y2="23.944cm">
            <text:p/>
          </draw:line>
          <draw:line draw:style-name="gr2" draw:text-style-name="P1" draw:layer="layout" svg:x1="10.7cm" svg:y1="23.246cm" svg:x2="11.385cm" svg:y2="23.246cm">
            <text:p/>
          </draw:line>
          <draw:frame draw:style-name="gr3" draw:text-style-name="P2" draw:layer="layout" svg:width="1.7cm" svg:height="0.6cm" svg:x="11.5cm" svg:y="23.5cm">
            <draw:text-box>
              <text:p text:style-name="P1"><text:span text:style-name="T1">Mux 2 - 1</text:span></text:p>
            </draw:text-box>
          </draw:frame>
        </draw:g>
        <draw:g>
          <draw:glue-point draw:id="4" svg:x="-5.068cm" svg:y="-3.626cm"/>
          <draw:glue-point draw:id="5" svg:x="-5.068cm" svg:y="0.686cm"/>
          <draw:glue-point draw:id="6" svg:x="5cm" svg:y="-3.626cm"/>
          <draw:glue-point draw:id="7" svg:x="5cm" svg:y="3.672cm"/>
          <draw:custom-shape draw:style-name="gr5" draw:text-style-name="P1" draw:layer="layout" svg:width="2.2cm" svg:height="3cm" svg:x="5.874cm" svg:y="25cm">
            <text:p/>
            <draw:enhanced-geometry svg:viewBox="0 0 21600 21600" draw:type="rectangle" draw:enhanced-path="M 0 0 L 21600 0 21600 21600 0 21600 0 0 Z N"/>
          </draw:custom-shape>
          <draw:frame draw:style-name="gr6" draw:layer="layout" svg:width="0.6cm" svg:height="0.813cm" svg:x="7.474cm" svg:y="25cm">
            <draw:text-box>
              <text:p>Q</text:p>
            </draw:text-box>
          </draw:frame>
          <draw:frame draw:style-name="gr6" draw:layer="layout" svg:width="0.6cm" svg:height="0.813cm" svg:x="7.474cm" svg:y="27.201cm">
            <draw:text-box>
              <text:p>Q</text:p>
            </draw:text-box>
          </draw:frame>
          <draw:line draw:style-name="gr7" draw:text-style-name="P1" draw:layer="layout" svg:x1="7.474cm" svg:y1="27.2cm" svg:x2="7.974cm" svg:y2="27.2cm">
            <text:p/>
          </draw:line>
          <draw:frame draw:style-name="gr6" draw:layer="layout" svg:width="0.6cm" svg:height="0.813cm" svg:x="5.874cm" svg:y="25.001cm">
            <draw:text-box>
              <text:p>D</text:p>
            </draw:text-box>
          </draw:frame>
          <draw:custom-shape draw:style-name="gr4" draw:text-style-name="P1" draw:layer="layout" svg:width="0.7cm" svg:height="0.7cm" draw:transform="rotate (-1.57079632679579) translate (6.574cm 26.4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2" draw:text-style-name="P1" draw:layer="layout" svg:x1="5.1cm" svg:y1="25.414cm" svg:x2="5.874cm" svg:y2="25.414cm">
            <text:p/>
          </draw:line>
          <draw:line draw:style-name="gr2" draw:text-style-name="P1" draw:layer="layout" svg:x1="8.1cm" svg:y1="25.414cm" svg:x2="8.874cm" svg:y2="25.414cm">
            <text:p/>
          </draw:line>
          <draw:line draw:style-name="gr2" draw:text-style-name="P1" draw:layer="layout" svg:x1="5.1cm" svg:y1="26.714cm" svg:x2="5.874cm" svg:y2="26.714cm">
            <text:p/>
          </draw:line>
          <draw:line draw:style-name="gr2" draw:text-style-name="P1" draw:layer="layout" svg:x1="8.1cm" svg:y1="27.614cm" svg:x2="8.874cm" svg:y2="27.614cm">
            <text:p/>
          </draw:line>
          <draw:frame draw:style-name="gr8" draw:text-style-name="P2" draw:layer="layout" svg:width="1.7cm" svg:height="0.75cm" svg:x="6.074cm" svg:y="27.564cm">
            <draw:text-box>
              <text:p text:style-name="P1"><text:span text:style-name="T1">Flip-Flop D</text:span></text:p>
            </draw:text-box>
          </draw:frame>
        </draw:g>
        <draw:g>
          <draw:glue-point draw:id="4" svg:x="3.624cm" svg:y="-5cm"/>
          <draw:glue-point draw:id="5" svg:x="-0.684cm" svg:y="-5cm"/>
          <draw:glue-point draw:id="6" svg:x="3.624cm" svg:y="5cm"/>
          <draw:glue-point draw:id="7" svg:x="-3.671cm" svg:y="5cm"/>
          <draw:custom-shape draw:style-name="gr5" draw:text-style-name="P1" draw:layer="layout" svg:width="2.2cm" svg:height="3cm" svg:x="12.648cm" svg:y="2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3" draw:layer="layout" svg:width="0.674cm" svg:height="0.687cm" svg:x="14.174cm" svg:y="25.362cm">
            <draw:text-box>
              <text:p><text:span text:style-name="T2">D3</text:span></text:p>
            </draw:text-box>
          </draw:frame>
          <draw:frame draw:style-name="gr6" draw:text-style-name="P3" draw:layer="layout" svg:width="0.674cm" svg:height="0.687cm" svg:x="14.174cm" svg:y="27.564cm">
            <draw:text-box>
              <text:p><text:span text:style-name="T2">D0</text:span></text:p>
            </draw:text-box>
          </draw:frame>
          <draw:frame draw:style-name="gr6" draw:layer="layout" svg:width="0.6cm" svg:height="1.525cm" svg:x="12.648cm" svg:y="24.946cm">
            <draw:text-box>
              <text:p>S0</text:p>
            </draw:text-box>
          </draw:frame>
          <draw:line draw:style-name="gr2" draw:text-style-name="P1" draw:layer="layout" svg:x1="11.874cm" svg:y1="25.714cm" svg:x2="12.648cm" svg:y2="25.714cm">
            <text:p/>
          </draw:line>
          <draw:line draw:style-name="gr2" draw:text-style-name="P1" draw:layer="layout" svg:x1="14.874cm" svg:y1="25.714cm" svg:x2="15.648cm" svg:y2="25.714cm">
            <text:p/>
          </draw:line>
          <draw:line draw:style-name="gr2" draw:text-style-name="P1" draw:layer="layout" svg:x1="11.874cm" svg:y1="27.014cm" svg:x2="12.648cm" svg:y2="27.014cm">
            <text:p/>
          </draw:line>
          <draw:line draw:style-name="gr2" draw:text-style-name="P1" draw:layer="layout" svg:x1="14.874cm" svg:y1="27.914cm" svg:x2="15.648cm" svg:y2="27.914cm">
            <text:p/>
          </draw:line>
          <draw:frame draw:style-name="gr6" draw:layer="layout" svg:width="0.6cm" svg:height="1.525cm" svg:x="12.648cm" svg:y="26.347cm">
            <draw:text-box>
              <text:p>S1</text:p>
            </draw:text-box>
          </draw:frame>
          <draw:frame draw:style-name="gr6" draw:text-style-name="P3" draw:layer="layout" svg:width="0.674cm" svg:height="0.687cm" svg:x="14.174cm" svg:y="26.064cm">
            <draw:text-box>
              <text:p><text:span text:style-name="T2">D2</text:span></text:p>
            </draw:text-box>
          </draw:frame>
          <draw:line draw:style-name="gr2" draw:text-style-name="P1" draw:layer="layout" svg:x1="14.874cm" svg:y1="26.415cm" svg:x2="15.648cm" svg:y2="26.415cm">
            <text:p/>
          </draw:line>
          <draw:frame draw:style-name="gr6" draw:text-style-name="P3" draw:layer="layout" svg:width="0.674cm" svg:height="0.687cm" svg:x="14.174cm" svg:y="26.864cm">
            <draw:text-box>
              <text:p><text:span text:style-name="T2">D1</text:span></text:p>
            </draw:text-box>
          </draw:frame>
          <draw:line draw:style-name="gr2" draw:text-style-name="P1" draw:layer="layout" svg:x1="14.874cm" svg:y1="27.215cm" svg:x2="15.648cm" svg:y2="27.215cm">
            <text:p/>
          </draw:line>
          <draw:frame draw:style-name="gr3" draw:text-style-name="P2" draw:layer="layout" svg:width="1.7cm" svg:height="0.6cm" svg:x="12.574cm" svg:y="27.914cm">
            <draw:text-box>
              <text:p text:style-name="P1"><text:span text:style-name="T1">decoder 2 - 4</text:span></text:p>
            </draw:text-box>
          </draw:frame>
        </draw:g>
        <draw:g>
          <draw:custom-shape draw:style-name="gr9" draw:text-style-name="P1" draw:layer="layout" svg:width="9.971cm" svg:height="8.727cm" svg:x="3.888cm" svg:y="2.186cm">
            <text:p/>
            <draw:enhanced-geometry svg:viewBox="0 0 21600 21600" draw:type="rectangle" draw:enhanced-path="M 0 0 L 21600 0 21600 21600 0 21600 0 0 Z N"/>
          </draw:custom-shape>
          <draw:g draw:id="id1">
            <draw:glue-point draw:id="4" svg:x="-1.29cm" svg:y="-5cm"/>
            <draw:glue-point draw:id="5" svg:x="1.29cm" svg:y="-5cm"/>
            <draw:custom-shape draw:style-name="gr1" draw:text-style-name="P1" draw:layer="layout" svg:width="1.032cm" svg:height="1.031cm" svg:x="5.54cm" svg:y="6.707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6.572cm" svg:y1="7.223cm" svg:x2="7.122cm" svg:y2="7.223cm">
              <text:p/>
            </draw:line>
            <draw:line draw:style-name="gr2" draw:text-style-name="P1" draw:layer="layout" svg:x1="4.989cm" svg:y1="7.223cm" svg:x2="5.539cm" svg:y2="7.223cm">
              <text:p/>
            </draw:line>
            <draw:line draw:style-name="gr2" draw:text-style-name="P1" draw:layer="layout" svg:x1="5.78cm" svg:y1="6.707cm" svg:x2="5.78cm" svg:y2="6.157cm">
              <text:p/>
            </draw:line>
            <draw:line draw:style-name="gr2" draw:text-style-name="P1" draw:layer="layout" svg:x1="6.331cm" svg:y1="6.707cm" svg:x2="6.331cm" svg:y2="6.157cm">
              <text:p/>
            </draw:line>
            <draw:line draw:style-name="gr2" draw:text-style-name="P1" draw:layer="layout" svg:x1="6.056cm" svg:y1="8.289cm" svg:x2="6.056cm" svg:y2="7.739cm">
              <text:p/>
            </draw:line>
          </draw:g>
          <draw:g draw:id="id11">
            <draw:glue-point draw:id="4" svg:x="-1.185cm" svg:y="-4.986cm"/>
            <draw:glue-point draw:id="5" svg:x="2.333cm" svg:y="-4.986cm"/>
            <draw:glue-point draw:id="6" svg:x="0.562cm" svg:y="4.986cm"/>
            <draw:glue-point draw:id="7" svg:x="-5cm" svg:y="0.105cm"/>
            <draw:custom-shape draw:style-name="gr4" draw:text-style-name="P1" draw:layer="layout" svg:width="1.195cm" svg:height="0.554cm" svg:x="8.884cm" svg:y="3.975cm">
              <text:p/>
              <draw:enhanced-geometry svg:viewBox="0 0 21600 21600" draw:mirror-horizontal="false" draw:glue-points="?f6 10800 10800 21600 ?f5 10800 10800 0" draw:text-areas="?f3 ?f3 ?f4 ?f4" draw:type="trapezoid" draw:modifiers="5400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2" draw:text-style-name="P1" draw:layer="layout" svg:x1="9.243cm" svg:y1="3.975cm" svg:x2="9.243cm" svg:y2="3.689cm">
              <text:p/>
            </draw:line>
            <draw:line draw:style-name="gr2" draw:text-style-name="P1" draw:layer="layout" svg:x1="9.721cm" svg:y1="3.975cm" svg:x2="9.721cm" svg:y2="3.689cm">
              <text:p/>
            </draw:line>
            <draw:line draw:style-name="gr2" draw:text-style-name="P1" draw:layer="layout" svg:x1="9.482cm" svg:y1="4.826cm" svg:x2="9.482cm" svg:y2="4.54cm">
              <text:p/>
            </draw:line>
            <draw:line draw:style-name="gr2" draw:text-style-name="P1" draw:layer="layout" svg:x1="8.729cm" svg:y1="4.275cm" svg:x2="9.037cm" svg:y2="4.275cm">
              <text:p/>
            </draw:line>
          </draw:g>
          <draw:g draw:id="id2">
            <draw:glue-point draw:id="4" svg:x="-1.29cm" svg:y="-5cm"/>
            <draw:glue-point draw:id="5" svg:x="1.29cm" svg:y="-5cm"/>
            <draw:custom-shape draw:style-name="gr1" draw:text-style-name="P1" draw:layer="layout" svg:width="1.033cm" svg:height="1.031cm" svg:x="10.018cm" svg:y="6.707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1.05cm" svg:y1="7.223cm" svg:x2="11.6cm" svg:y2="7.223cm">
              <text:p/>
            </draw:line>
            <draw:line draw:style-name="gr2" draw:text-style-name="P1" draw:layer="layout" svg:x1="9.468cm" svg:y1="7.223cm" svg:x2="10.018cm" svg:y2="7.223cm">
              <text:p/>
            </draw:line>
            <draw:line draw:style-name="gr2" draw:text-style-name="P1" draw:layer="layout" svg:x1="10.259cm" svg:y1="6.707cm" svg:x2="10.259cm" svg:y2="6.157cm">
              <text:p/>
            </draw:line>
            <draw:line draw:style-name="gr2" draw:text-style-name="P1" draw:layer="layout" svg:x1="10.809cm" svg:y1="6.707cm" svg:x2="10.809cm" svg:y2="6.157cm">
              <text:p/>
            </draw:line>
            <draw:line draw:style-name="gr2" draw:text-style-name="P1" draw:layer="layout" svg:x1="10.534cm" svg:y1="8.289cm" svg:x2="10.534cm" svg:y2="7.739cm">
              <text:p/>
            </draw:line>
          </draw:g>
          <draw:connector draw:style-name="gr10" draw:text-style-name="P1" draw:layer="layout" svg:x1="7.122cm" svg:y1="7.223cm" svg:x2="9.468cm" svg:y2="7.223cm" draw:start-shape="id1" draw:start-glue-point="1" draw:end-shape="id2" draw:end-glue-point="3" svg:d="m7122 7223h2346">
            <text:p/>
          </draw:connector>
          <draw:g draw:id="id3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4.966cm" svg:y="-3.151cm"/>
            <draw:glue-point draw:id="11" svg:x="4.996cm" svg:y="3.155cm"/>
            <draw:glue-point draw:id="12" svg:x="-5.007cm" svg:y="0.574cm"/>
            <draw:glue-point draw:id="13" svg:x="-4.835cm" svg:y="0.565cm"/>
            <draw:custom-shape draw:style-name="gr5" draw:text-style-name="P1" draw:layer="layout" svg:width="1.118cm" svg:height="1.525cm" svg:x="6.592cm" svg:y="8.7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4" draw:layer="layout" svg:width="0.305cm" svg:height="0.65cm" svg:x="7.405cm" svg:y="8.65cm">
              <draw:text-box>
                <text:p><text:span text:style-name="T3">Q</text:span></text:p>
              </draw:text-box>
            </draw:frame>
            <draw:frame draw:style-name="gr11" draw:text-style-name="P4" draw:layer="layout" svg:width="0.305cm" svg:height="0.65cm" svg:x="7.405cm" svg:y="9.768cm">
              <draw:text-box>
                <text:p><text:span text:style-name="T3">Q</text:span></text:p>
              </draw:text-box>
            </draw:frame>
            <draw:line draw:style-name="gr7" draw:text-style-name="P1" draw:layer="layout" svg:x1="7.405cm" svg:y1="9.887cm" svg:x2="7.659cm" svg:y2="9.887cm">
              <text:p/>
            </draw:line>
            <draw:frame draw:style-name="gr11" draw:text-style-name="P4" draw:layer="layout" svg:width="0.305cm" svg:height="0.65cm" svg:x="6.592cm" svg:y="8.65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7cm" svg:height="0.355cm" draw:transform="rotate (-1.57079632679579) translate (6.947cm 9.479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6.198cm" svg:y1="8.978cm" svg:x2="6.592cm" svg:y2="8.978cm">
              <text:p/>
            </draw:line>
            <draw:line draw:style-name="gr2" draw:text-style-name="P1" draw:layer="layout" svg:x1="7.724cm" svg:y1="8.978cm" svg:x2="8.118cm" svg:y2="8.978cm">
              <text:p/>
            </draw:line>
            <draw:line draw:style-name="gr2" draw:text-style-name="P1" draw:layer="layout" svg:x1="6.198cm" svg:y1="9.639cm" svg:x2="6.592cm" svg:y2="9.639cm">
              <text:p/>
            </draw:line>
            <draw:line draw:style-name="gr2" draw:text-style-name="P1" draw:layer="layout" svg:x1="7.724cm" svg:y1="10.097cm" svg:x2="8.118cm" svg:y2="10.097cm">
              <text:p/>
            </draw:line>
          </draw:g>
          <draw:connector draw:style-name="gr12" draw:text-style-name="P1" draw:layer="layout" svg:x1="6.055cm" svg:y1="8.289cm" svg:x2="6.209cm" svg:y2="8.976cm" draw:start-shape="id1" draw:start-glue-point="2" draw:end-shape="id3" draw:end-glue-point="9" svg:d="m6055 8289v687h154">
            <text:p/>
          </draw:connector>
          <draw:g draw:id="id4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5.014cm" svg:y="-3.183cm"/>
            <draw:glue-point draw:id="11" svg:x="4.985cm" svg:y="3.155cm"/>
            <draw:glue-point draw:id="12" svg:x="-4.992cm" svg:y="0.542cm"/>
            <draw:glue-point draw:id="13" svg:x="-4.75cm" svg:y="0.627cm"/>
            <draw:custom-shape draw:style-name="gr5" draw:text-style-name="P1" draw:layer="layout" svg:width="1.118cm" svg:height="1.524cm" svg:x="11.144cm" svg:y="8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4" draw:layer="layout" svg:width="0.304cm" svg:height="0.649cm" svg:x="11.958cm" svg:y="8.625cm">
              <draw:text-box>
                <text:p><text:span text:style-name="T3">Q</text:span></text:p>
              </draw:text-box>
            </draw:frame>
            <draw:frame draw:style-name="gr11" draw:text-style-name="P4" draw:layer="layout" svg:width="0.304cm" svg:height="0.65cm" svg:x="11.958cm" svg:y="9.743cm">
              <draw:text-box>
                <text:p><text:span text:style-name="T3">Q</text:span></text:p>
              </draw:text-box>
            </draw:frame>
            <draw:line draw:style-name="gr7" draw:text-style-name="P1" draw:layer="layout" svg:x1="11.958cm" svg:y1="9.861cm" svg:x2="12.212cm" svg:y2="9.861cm">
              <text:p/>
            </draw:line>
            <draw:frame draw:style-name="gr13" draw:text-style-name="P4" draw:layer="layout" svg:width="0.305cm" svg:height="0.649cm" svg:x="11.144cm" svg:y="8.625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6cm" svg:height="0.355cm" draw:transform="rotate (-1.57079632679579) translate (11.499cm 9.454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75cm" svg:y1="8.953cm" svg:x2="11.144cm" svg:y2="8.953cm">
              <text:p/>
            </draw:line>
            <draw:line draw:style-name="gr2" draw:text-style-name="P1" draw:layer="layout" svg:x1="12.276cm" svg:y1="8.953cm" svg:x2="12.67cm" svg:y2="8.953cm">
              <text:p/>
            </draw:line>
            <draw:line draw:style-name="gr2" draw:text-style-name="P1" draw:layer="layout" svg:x1="10.75cm" svg:y1="9.614cm" svg:x2="11.144cm" svg:y2="9.614cm">
              <text:p/>
            </draw:line>
            <draw:line draw:style-name="gr2" draw:text-style-name="P1" draw:layer="layout" svg:x1="12.276cm" svg:y1="10.072cm" svg:x2="12.67cm" svg:y2="10.072cm">
              <text:p/>
            </draw:line>
          </draw:g>
          <draw:connector draw:style-name="gr12" draw:text-style-name="P1" draw:layer="layout" svg:x1="10.534cm" svg:y1="8.289cm" svg:x2="10.761cm" svg:y2="8.951cm" draw:start-shape="id2" draw:start-glue-point="2" draw:end-shape="id4" draw:end-glue-point="9" svg:d="m10534 8289v662h227">
            <text:p/>
          </draw:connector>
          <draw:frame draw:style-name="gr14" draw:text-style-name="P5" draw:layer="layout" svg:width="1.292cm" svg:height="0.838cm" svg:x="11.232cm" svg:y="6.811cm">
            <draw:text-box>
              <text:p text:style-name="P1"><text:span text:style-name="T4">0</text:span></text:p>
            </draw:text-box>
          </draw:frame>
          <draw:line draw:style-name="gr2" draw:text-style-name="P1" draw:id="id12" draw:layer="layout" svg:x1="11.115cm" svg:y1="2.244cm" svg:x2="11.119cm" svg:y2="1.38cm">
            <text:p/>
          </draw:line>
          <draw:custom-shape draw:style-name="gr4" draw:text-style-name="P1" draw:id="id5" draw:layer="layout" svg:width="1cm" svg:height="1cm" draw:transform="rotate (-1.57079632679579) translate (4.95cm 8.31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" draw:layer="layout" svg:x1="4.95cm" svg:y1="8.819cm" svg:x2="6.23cm" svg:y2="9.633cm" draw:start-shape="id5" draw:start-glue-point="1" draw:end-shape="id3" draw:end-glue-point="13" svg:d="m4950 8819h624v814h656">
            <text:p/>
          </draw:connector>
          <draw:frame draw:style-name="gr16" draw:text-style-name="P6" draw:layer="layout" svg:width="1.731cm" svg:height="1.063cm" svg:x="10.275cm" svg:y="2.065cm">
            <draw:text-box>
              <text:p><text:span text:style-name="T5">C E</text:span></text:p>
            </draw:text-box>
          </draw:frame>
          <draw:line draw:style-name="gr2" draw:text-style-name="P1" draw:layer="layout" svg:x1="3.048cm" svg:y1="8.83cm" svg:x2="3.912cm" svg:y2="8.83cm">
            <text:p/>
          </draw:line>
          <draw:g draw:id="id6">
            <draw:glue-point draw:id="4" svg:x="-1.29cm" svg:y="-5cm"/>
            <draw:glue-point draw:id="5" svg:x="1.29cm" svg:y="-5cm"/>
            <draw:custom-shape draw:style-name="gr1" draw:text-style-name="P1" draw:layer="layout" svg:width="1.032cm" svg:height="1.031cm" svg:x="5.541cm" svg:y="6.707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6.573cm" svg:y1="7.223cm" svg:x2="7.123cm" svg:y2="7.223cm">
              <text:p/>
            </draw:line>
            <draw:line draw:style-name="gr2" draw:text-style-name="P1" draw:layer="layout" svg:x1="4.99cm" svg:y1="7.223cm" svg:x2="5.54cm" svg:y2="7.223cm">
              <text:p/>
            </draw:line>
            <draw:line draw:style-name="gr2" draw:text-style-name="P1" draw:layer="layout" svg:x1="5.781cm" svg:y1="6.707cm" svg:x2="5.781cm" svg:y2="6.157cm">
              <text:p/>
            </draw:line>
            <draw:line draw:style-name="gr2" draw:text-style-name="P1" draw:layer="layout" svg:x1="6.332cm" svg:y1="6.707cm" svg:x2="6.332cm" svg:y2="6.157cm">
              <text:p/>
            </draw:line>
            <draw:line draw:style-name="gr2" draw:text-style-name="P1" draw:layer="layout" svg:x1="6.057cm" svg:y1="8.289cm" svg:x2="6.057cm" svg:y2="7.739cm">
              <text:p/>
            </draw:line>
          </draw:g>
          <draw:g draw:id="id7">
            <draw:glue-point draw:id="4" svg:x="-1.29cm" svg:y="-5cm"/>
            <draw:glue-point draw:id="5" svg:x="1.29cm" svg:y="-5cm"/>
            <draw:custom-shape draw:style-name="gr1" draw:text-style-name="P1" draw:layer="layout" svg:width="1.033cm" svg:height="1.031cm" svg:x="10.019cm" svg:y="6.707cm">
              <text:p text:style-name="P1">+</text:p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1.051cm" svg:y1="7.223cm" svg:x2="11.601cm" svg:y2="7.223cm">
              <text:p/>
            </draw:line>
            <draw:line draw:style-name="gr2" draw:text-style-name="P1" draw:layer="layout" svg:x1="9.469cm" svg:y1="7.223cm" svg:x2="10.019cm" svg:y2="7.223cm">
              <text:p/>
            </draw:line>
            <draw:line draw:style-name="gr2" draw:text-style-name="P1" draw:layer="layout" svg:x1="10.26cm" svg:y1="6.707cm" svg:x2="10.26cm" svg:y2="6.157cm">
              <text:p/>
            </draw:line>
            <draw:line draw:style-name="gr2" draw:text-style-name="P1" draw:layer="layout" svg:x1="10.81cm" svg:y1="6.707cm" svg:x2="10.81cm" svg:y2="6.157cm">
              <text:p/>
            </draw:line>
            <draw:line draw:style-name="gr2" draw:text-style-name="P1" draw:layer="layout" svg:x1="10.535cm" svg:y1="8.289cm" svg:x2="10.535cm" svg:y2="7.739cm">
              <text:p/>
            </draw:line>
          </draw:g>
          <draw:connector draw:style-name="gr10" draw:text-style-name="P1" draw:layer="layout" svg:x1="7.123cm" svg:y1="7.223cm" svg:x2="9.469cm" svg:y2="7.223cm" draw:start-shape="id6" draw:start-glue-point="1" draw:end-shape="id7" draw:end-glue-point="3" svg:d="m7123 7223h2346">
            <text:p/>
          </draw:connector>
          <draw:g draw:id="id8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4.966cm" svg:y="-3.151cm"/>
            <draw:glue-point draw:id="11" svg:x="4.996cm" svg:y="3.155cm"/>
            <draw:glue-point draw:id="12" svg:x="-5.007cm" svg:y="0.574cm"/>
            <draw:glue-point draw:id="13" svg:x="-4.835cm" svg:y="0.565cm"/>
            <draw:custom-shape draw:style-name="gr5" draw:text-style-name="P1" draw:layer="layout" svg:width="1.118cm" svg:height="1.525cm" svg:x="6.593cm" svg:y="8.7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1" draw:text-style-name="P4" draw:layer="layout" svg:width="0.305cm" svg:height="0.65cm" svg:x="7.406cm" svg:y="8.65cm">
              <draw:text-box>
                <text:p><text:span text:style-name="T3">Q</text:span></text:p>
              </draw:text-box>
            </draw:frame>
            <draw:frame draw:style-name="gr11" draw:text-style-name="P4" draw:layer="layout" svg:width="0.305cm" svg:height="0.65cm" svg:x="7.406cm" svg:y="9.768cm">
              <draw:text-box>
                <text:p><text:span text:style-name="T3">Q</text:span></text:p>
              </draw:text-box>
            </draw:frame>
            <draw:line draw:style-name="gr7" draw:text-style-name="P1" draw:layer="layout" svg:x1="7.406cm" svg:y1="9.887cm" svg:x2="7.66cm" svg:y2="9.887cm">
              <text:p/>
            </draw:line>
            <draw:frame draw:style-name="gr11" draw:text-style-name="P4" draw:layer="layout" svg:width="0.305cm" svg:height="0.65cm" svg:x="6.593cm" svg:y="8.65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7cm" svg:height="0.355cm" draw:transform="rotate (-1.57079632679579) translate (6.948cm 9.479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6.199cm" svg:y1="8.978cm" svg:x2="6.593cm" svg:y2="8.978cm">
              <text:p/>
            </draw:line>
            <draw:line draw:style-name="gr2" draw:text-style-name="P1" draw:layer="layout" svg:x1="7.725cm" svg:y1="8.978cm" svg:x2="8.119cm" svg:y2="8.978cm">
              <text:p/>
            </draw:line>
            <draw:line draw:style-name="gr2" draw:text-style-name="P1" draw:layer="layout" svg:x1="6.199cm" svg:y1="9.639cm" svg:x2="6.593cm" svg:y2="9.639cm">
              <text:p/>
            </draw:line>
            <draw:line draw:style-name="gr2" draw:text-style-name="P1" draw:layer="layout" svg:x1="7.725cm" svg:y1="10.097cm" svg:x2="8.119cm" svg:y2="10.097cm">
              <text:p/>
            </draw:line>
          </draw:g>
          <draw:connector draw:style-name="gr17" draw:text-style-name="P1" draw:layer="layout" svg:x1="6.056cm" svg:y1="8.289cm" svg:x2="6.21cm" svg:y2="8.976cm" draw:start-shape="id6" draw:start-glue-point="2" draw:end-shape="id8" draw:end-glue-point="9" svg:d="m6056 8289v687h154">
            <text:p/>
          </draw:connector>
          <draw:g draw:id="id9">
            <draw:glue-point draw:id="4" svg:x="-5.068cm" svg:y="-3.626cm"/>
            <draw:glue-point draw:id="5" svg:x="-5.068cm" svg:y="0.686cm"/>
            <draw:glue-point draw:id="6" svg:x="5cm" svg:y="-3.626cm"/>
            <draw:glue-point draw:id="7" svg:x="5cm" svg:y="3.672cm"/>
            <draw:glue-point draw:id="8" svg:x="-5cm" svg:y="-2.982cm"/>
            <draw:glue-point draw:id="9" svg:x="-4.944cm" svg:y="-3.159cm"/>
            <draw:glue-point draw:id="10" svg:x="5.014cm" svg:y="-3.183cm"/>
            <draw:glue-point draw:id="11" svg:x="4.985cm" svg:y="3.155cm"/>
            <draw:glue-point draw:id="12" svg:x="-4.992cm" svg:y="0.542cm"/>
            <draw:glue-point draw:id="13" svg:x="-4.75cm" svg:y="0.627cm"/>
            <draw:custom-shape draw:style-name="gr5" draw:text-style-name="P1" draw:layer="layout" svg:width="1.118cm" svg:height="1.524cm" svg:x="11.145cm" svg:y="8.74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3" draw:text-style-name="P4" draw:layer="layout" svg:width="0.304cm" svg:height="0.649cm" svg:x="11.959cm" svg:y="8.625cm">
              <draw:text-box>
                <text:p><text:span text:style-name="T3">Q</text:span></text:p>
              </draw:text-box>
            </draw:frame>
            <draw:frame draw:style-name="gr11" draw:text-style-name="P4" draw:layer="layout" svg:width="0.304cm" svg:height="0.65cm" svg:x="11.959cm" svg:y="9.743cm">
              <draw:text-box>
                <text:p><text:span text:style-name="T3">Q</text:span></text:p>
              </draw:text-box>
            </draw:frame>
            <draw:line draw:style-name="gr7" draw:text-style-name="P1" draw:layer="layout" svg:x1="11.959cm" svg:y1="9.861cm" svg:x2="12.213cm" svg:y2="9.861cm">
              <text:p/>
            </draw:line>
            <draw:frame draw:style-name="gr13" draw:text-style-name="P4" draw:layer="layout" svg:width="0.305cm" svg:height="0.649cm" svg:x="11.145cm" svg:y="8.625cm">
              <draw:text-box>
                <text:p><text:span text:style-name="T3">D</text:span></text:p>
              </draw:text-box>
            </draw:frame>
            <draw:custom-shape draw:style-name="gr4" draw:text-style-name="P1" draw:layer="layout" svg:width="0.356cm" svg:height="0.355cm" draw:transform="rotate (-1.57079632679579) translate (11.5cm 9.454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line draw:style-name="gr2" draw:text-style-name="P1" draw:layer="layout" svg:x1="10.751cm" svg:y1="8.953cm" svg:x2="11.145cm" svg:y2="8.953cm">
              <text:p/>
            </draw:line>
            <draw:line draw:style-name="gr2" draw:text-style-name="P1" draw:layer="layout" svg:x1="12.277cm" svg:y1="8.953cm" svg:x2="12.671cm" svg:y2="8.953cm">
              <text:p/>
            </draw:line>
            <draw:line draw:style-name="gr2" draw:text-style-name="P1" draw:layer="layout" svg:x1="10.751cm" svg:y1="9.614cm" svg:x2="11.145cm" svg:y2="9.614cm">
              <text:p/>
            </draw:line>
            <draw:line draw:style-name="gr2" draw:text-style-name="P1" draw:layer="layout" svg:x1="12.277cm" svg:y1="10.072cm" svg:x2="12.671cm" svg:y2="10.072cm">
              <text:p/>
            </draw:line>
          </draw:g>
          <draw:connector draw:style-name="gr17" draw:text-style-name="P1" draw:layer="layout" svg:x1="10.535cm" svg:y1="8.289cm" svg:x2="10.762cm" svg:y2="8.951cm" draw:start-shape="id7" draw:start-glue-point="2" draw:end-shape="id9" draw:end-glue-point="9" svg:d="m10535 8289v662h227">
            <text:p/>
          </draw:connector>
          <draw:frame draw:style-name="gr14" draw:text-style-name="P5" draw:layer="layout" svg:width="1.292cm" svg:height="0.838cm" svg:x="11.233cm" svg:y="6.811cm">
            <draw:text-box>
              <text:p text:style-name="P1"><text:span text:style-name="T4">0</text:span></text:p>
            </draw:text-box>
          </draw:frame>
          <draw:custom-shape draw:style-name="gr4" draw:text-style-name="P1" draw:id="id10" draw:layer="layout" svg:width="1cm" svg:height="1cm" draw:transform="rotate (-1.57079632679579) translate (4.951cm 8.319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5" draw:text-style-name="P1" draw:layer="layout" svg:x1="4.951cm" svg:y1="8.819cm" svg:x2="6.231cm" svg:y2="9.633cm" draw:start-shape="id10" draw:start-glue-point="1" draw:end-shape="id8" draw:end-glue-point="13" svg:d="m4951 8819h624v814h656">
            <text:p/>
          </draw:connector>
          <draw:line draw:style-name="gr2" draw:text-style-name="P1" draw:id="id14" draw:layer="layout" svg:x1="10.54cm" svg:y1="11.871cm" svg:x2="10.544cm" svg:y2="11.007cm">
            <text:p/>
          </draw:line>
          <draw:line draw:style-name="gr2" draw:text-style-name="P1" draw:id="id13" draw:layer="layout" svg:x1="9.44cm" svg:y1="11.887cm" svg:x2="9.444cm" svg:y2="11.023cm">
            <text:p/>
          </draw:line>
          <draw:line draw:style-name="gr2" draw:text-style-name="P1" draw:layer="layout" svg:x1="3.049cm" svg:y1="8.83cm" svg:x2="3.913cm" svg:y2="8.83cm">
            <text:p/>
          </draw:line>
          <draw:connector draw:style-name="gr18" draw:text-style-name="P1" draw:layer="layout" draw:line-skew="-0.035cm" svg:x1="9.479cm" svg:y1="4.823cm" svg:x2="10.81cm" svg:y2="6.157cm" draw:start-shape="id11" draw:start-glue-point="6" draw:end-shape="id7" draw:end-glue-point="5" svg:d="m9479 4823v634h1331v700">
            <text:p/>
          </draw:connector>
          <draw:connector draw:style-name="gr18" draw:text-style-name="P1" draw:layer="layout" draw:line-skew="-1.277cm" svg:x1="11.117cm" svg:y1="2.244cm" svg:x2="6.331cm" svg:y2="6.157cm" draw:start-shape="id12" draw:start-glue-point="2" draw:end-shape="id6" draw:end-glue-point="5" svg:d="m11117 2244v680h-4786v3233">
            <text:p/>
          </draw:connector>
          <draw:frame draw:style-name="gr19" draw:text-style-name="P5" draw:layer="layout" svg:width="1.29cm" svg:height="0.838cm" svg:x="8.638cm" svg:y="2.963cm">
            <draw:text-box>
              <text:p text:style-name="P1"><text:span text:style-name="T4">0</text:span></text:p>
            </draw:text-box>
          </draw:frame>
          <draw:frame draw:style-name="gr19" draw:text-style-name="P5" draw:layer="layout" svg:width="1.29cm" svg:height="0.838cm" svg:x="9.076cm" svg:y="2.973cm">
            <draw:text-box>
              <text:p text:style-name="P1"><text:span text:style-name="T4">1</text:span></text:p>
            </draw:text-box>
          </draw:frame>
          <draw:connector draw:style-name="gr20" draw:text-style-name="P1" draw:layer="layout" draw:line-skew="0cm -1.018cm" svg:x1="8.112cm" svg:y1="8.977cm" svg:x2="5.781cm" svg:y2="6.157cm" draw:start-shape="id8" draw:start-glue-point="10" draw:end-shape="id6" draw:end-glue-point="4" svg:d="m8112 8977h607v-4438h-2938v1618">
            <text:p/>
          </draw:connector>
          <draw:connector draw:style-name="gr20" draw:text-style-name="P1" draw:layer="layout" draw:line-skew="0cm -1.018cm" svg:x1="12.671cm" svg:y1="8.947cm" svg:x2="10.26cm" svg:y2="6.157cm" draw:start-shape="id9" draw:start-glue-point="10" draw:end-shape="id7" draw:end-glue-point="4" svg:d="m12671 8947h600v-4408h-3011v1618">
            <text:p/>
          </draw:connector>
          <draw:frame draw:style-name="gr14" draw:text-style-name="P5" draw:layer="layout" svg:width="1.292cm" svg:height="0.838cm" svg:x="11.233cm" svg:y="6.811cm">
            <draw:text-box>
              <text:p text:style-name="P1"><text:span text:style-name="T4">0</text:span></text:p>
            </draw:text-box>
          </draw:frame>
          <draw:frame draw:style-name="gr14" draw:text-style-name="P7" draw:layer="layout" svg:width="1.292cm" svg:height="0.681cm" svg:x="3.675cm" svg:y="6.875cm">
            <draw:text-box>
              <text:p text:style-name="P1"><text:span text:style-name="T6">Cout</text:span></text:p>
            </draw:text-box>
          </draw:frame>
          <draw:connector draw:style-name="gr18" draw:text-style-name="P1" draw:layer="layout" svg:x1="8.112cm" svg:y1="8.977cm" svg:x2="9.442cm" svg:y2="11.023cm" draw:start-shape="id8" draw:start-glue-point="10" draw:end-shape="id13" draw:end-glue-point="0" svg:d="m8112 8977h1330v2046">
            <text:p/>
          </draw:connector>
          <draw:connector draw:style-name="gr18" draw:text-style-name="P1" draw:layer="layout" draw:line-skew="0cm 2.385cm" svg:x1="12.671cm" svg:y1="8.947cm" svg:x2="10.542cm" svg:y2="11.007cm" draw:start-shape="id9" draw:start-glue-point="10" draw:end-shape="id14" draw:end-glue-point="0" svg:d="m12671 8947h600v1563h-2729v497">
            <text:p/>
          </draw:connector>
          <draw:polyline draw:style-name="gr21" draw:text-style-name="P1" draw:layer="layout" svg:width="5.831cm" svg:height="1.758cm" svg:x="4.932cm" svg:y="8.817cm" svg:viewBox="0 0 5832 1759" draw:points="0,0 629,8 637,1759 5155,1759 5163,782 5832,790">
            <text:p/>
          </draw:polyline>
          <draw:frame draw:style-name="gr16" draw:text-style-name="P8" draw:layer="layout" svg:width="1.694cm" svg:height="1.004cm" svg:x="8.662cm" svg:y="9.605cm">
            <draw:text-box>
              <text:p><text:span text:style-name="T7">Q 1</text:span></text:p>
            </draw:text-box>
          </draw:frame>
          <draw:frame draw:style-name="gr16" draw:text-style-name="P8" draw:layer="layout" svg:width="1.694cm" svg:height="1.004cm" svg:x="9.922cm" svg:y="9.619cm">
            <draw:text-box>
              <text:p><text:span text:style-name="T7">Q 0</text:span></text:p>
            </draw:text-box>
          </draw:frame>
          <draw:connector draw:style-name="gr22" draw:text-style-name="P1" draw:layer="layout" svg:x1="11.117cm" svg:y1="2.244cm" svg:x2="8.729cm" svg:y2="4.268cm" draw:start-shape="id12" draw:start-glue-point="2" draw:end-shape="id11" draw:end-glue-point="7" svg:d="m11117 2244v723h-2988v1301h60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PT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4-28T12:22:36.87</meta:creation-date>
    <dc:date>2009-04-29T17:29:46.97</dc:date>
    <meta:editing-duration>PT01H32M58S</meta:editing-duration>
    <meta:editing-cycles>17</meta:editing-cycles>
    <meta:generator>OpenOffice.org/3.0$Win32 OpenOffice.org_project/300m15$Build-9379</meta:generator>
    <dc:creator>Nuno Cancelo</dc:creator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